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ucida Sans1" svg:font-family="'Lucida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FreeSans" fo:font-size="13pt" style:font-size-asian="13pt" style:font-size-complex="13pt"/>
    </style:style>
    <style:style style:name="P2" style:family="paragraph" style:parent-style-name="Standard">
      <style:text-properties style:font-name="FreeSans" fo:font-size="13pt" officeooo:paragraph-rsid="0014cf3e" style:font-size-asian="13pt" style:font-size-complex="13pt"/>
    </style:style>
    <style:style style:name="P3" style:family="paragraph" style:parent-style-name="Standard">
      <style:text-properties style:font-name="FreeSans" fo:font-size="13pt" officeooo:paragraph-rsid="0016ea9e" style:font-size-asian="13pt" style:font-size-complex="13pt"/>
    </style:style>
    <style:style style:name="P4" style:family="paragraph" style:parent-style-name="Standard">
      <style:text-properties style:font-name="FreeSans" fo:font-size="13pt" officeooo:paragraph-rsid="001a0190" style:font-size-asian="13pt" style:font-size-complex="13pt"/>
    </style:style>
    <style:style style:name="P5" style:family="paragraph" style:parent-style-name="Standard">
      <style:text-properties style:font-name="FreeSans" fo:font-size="13pt" officeooo:paragraph-rsid="0017438e" style:font-size-asian="13pt" style:font-size-complex="13pt"/>
    </style:style>
    <style:style style:name="P6" style:family="paragraph" style:parent-style-name="Standard">
      <style:text-properties style:font-name="FreeSans" fo:font-size="13pt" style:text-underline-style="none" officeooo:rsid="0014cf3e" officeooo:paragraph-rsid="0014cf3e" style:font-size-asian="13pt" style:font-size-complex="13pt"/>
    </style:style>
    <style:style style:name="P7" style:family="paragraph" style:parent-style-name="Standard">
      <style:text-properties style:font-name="FreeSans" fo:font-size="13pt" style:text-underline-style="solid" style:text-underline-width="auto" style:text-underline-color="font-color" fo:font-weight="bold" officeooo:paragraph-rsid="0014cf3e" style:font-size-asian="13pt" style:font-weight-asian="bold" style:font-size-complex="13pt" style:font-weight-complex="bold"/>
    </style:style>
    <style:style style:name="P8" style:family="paragraph" style:parent-style-name="Standard">
      <style:text-properties style:font-name="FreeSans" fo:font-size="13pt" style:text-underline-style="solid" style:text-underline-width="auto" style:text-underline-color="font-color" fo:font-weight="bold" officeooo:paragraph-rsid="0015f82f" style:font-size-asian="13pt" style:font-weight-asian="bold" style:font-size-complex="13pt" style:font-weight-complex="bold"/>
    </style:style>
    <style:style style:name="P9" style:family="paragraph" style:parent-style-name="Standard">
      <style:text-properties style:font-name="FreeSans" fo:font-size="13pt" fo:font-weight="normal" officeooo:rsid="0016ea9e" officeooo:paragraph-rsid="0016ea9e" style:font-size-asian="13pt" style:font-weight-asian="normal" style:font-size-complex="13pt" style:font-weight-complex="normal"/>
    </style:style>
    <style:style style:name="P10" style:family="paragraph" style:parent-style-name="Standard">
      <style:text-properties style:font-name="FreeSans" fo:font-size="13pt" fo:font-weight="bold" officeooo:paragraph-rsid="0014cf3e" style:font-size-asian="13pt" style:font-weight-asian="bold" style:font-size-complex="13pt" style:font-weight-complex="bold"/>
    </style:style>
    <style:style style:name="P11" style:family="paragraph" style:parent-style-name="Standard" style:master-page-name="">
      <loext:graphic-properties draw:fill="none"/>
      <style:paragraph-properties fo:margin-left="-0.101cm" fo:margin-right="0cm" fo:text-indent="0cm" style:auto-text-indent="false" style:page-number="auto" fo:background-color="transparent"/>
      <style:text-properties style:font-name="FreeSans" fo:font-size="13pt" officeooo:paragraph-rsid="0017438e" style:font-size-asian="13pt" style:font-size-complex="13pt"/>
    </style:style>
    <style:style style:name="P12" style:family="paragraph" style:parent-style-name="Standard" style:master-page-name="">
      <loext:graphic-properties draw:fill="none"/>
      <style:paragraph-properties fo:margin-left="1.7cm" fo:margin-right="0cm" fo:text-indent="0cm" style:auto-text-indent="false" style:page-number="auto" fo:background-color="transparent"/>
      <style:text-properties style:font-name="FreeSans" fo:font-size="13pt" officeooo:paragraph-rsid="0017438e" style:font-size-asian="13pt" style:font-size-complex="13pt"/>
    </style:style>
    <style:style style:name="P13" style:family="paragraph" style:parent-style-name="Standard" style:master-page-name="">
      <loext:graphic-properties draw:fill="none"/>
      <style:paragraph-properties fo:margin-left="2.499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paragraph-rsid="0014cf3e" style:font-size-asian="13pt" style:font-size-complex="13pt"/>
    </style:style>
    <style:style style:name="P14"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FreeSans" fo:font-size="13pt" officeooo:paragraph-rsid="001a0190" style:font-size-asian="13pt" style:font-size-complex="13pt"/>
    </style:style>
    <style:style style:name="P15" style:family="paragraph" style:parent-style-name="Standard" style:master-page-name="">
      <loext:graphic-properties draw:fill="none"/>
      <style:paragraph-properties fo:margin-left="1.9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paragraph-rsid="0014cf3e" style:font-size-asian="13pt" style:font-size-complex="13pt"/>
    </style:style>
    <style:style style:name="P16" style:family="paragraph" style:parent-style-name="Standard" style:master-page-name="">
      <loext:graphic-properties draw:fill="none"/>
      <style:paragraph-properties fo:margin-left="2.701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paragraph-rsid="001a0190" style:font-size-asian="13pt" style:font-size-complex="13pt"/>
    </style:style>
    <style:style style:name="P17" style:family="paragraph" style:parent-style-name="Standard" style:master-page-name="">
      <loext:graphic-properties draw:fill="none"/>
      <style:paragraph-properties fo:margin-left="2.9cm" fo:margin-right="0cm" fo:text-indent="0cm" style:auto-text-indent="false" style:page-number="auto" fo:background-color="transparent"/>
      <style:text-properties style:font-name="FreeSans" fo:font-size="13pt" officeooo:paragraph-rsid="001a0190" style:font-size-asian="13pt" style:font-size-complex="13pt"/>
    </style:style>
    <style:style style:name="P18" style:family="paragraph" style:parent-style-name="Standard" style:master-page-name="">
      <loext:graphic-properties draw:fill="none"/>
      <style:paragraph-properties fo:margin-left="2.9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paragraph-rsid="0014cf3e" style:font-size-asian="13pt" style:font-size-complex="13pt"/>
    </style:style>
    <style:style style:name="P19" style:family="paragraph" style:parent-style-name="Standard" style:master-page-name="">
      <loext:graphic-properties draw:fill="none"/>
      <style:paragraph-properties fo:margin-left="3cm" fo:margin-right="0cm" fo:text-indent="0cm" style:auto-text-indent="false" style:page-number="auto" fo:background-color="transparent"/>
      <style:text-properties style:font-name="FreeSans" fo:font-size="13pt" officeooo:paragraph-rsid="001a0190" style:font-size-asian="13pt" style:font-size-complex="13pt"/>
    </style:style>
    <style:style style:name="P20" style:family="paragraph" style:parent-style-name="Standard" style:master-page-name="">
      <loext:graphic-properties draw:fill="none"/>
      <style:paragraph-properties fo:margin-left="3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paragraph-rsid="0017438e" style:font-size-asian="13pt" style:font-size-complex="13pt"/>
    </style:style>
    <style:style style:name="P21" style:family="paragraph" style:parent-style-name="Standard" style:master-page-name="">
      <loext:graphic-properties draw:fill="none"/>
      <style:paragraph-properties fo:margin-left="3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paragraph-rsid="0014cf3e" style:font-size-asian="13pt" style:font-size-complex="13pt"/>
    </style:style>
    <style:style style:name="P22" style:family="paragraph" style:parent-style-name="Standard" style:master-page-name="">
      <loext:graphic-properties draw:fill="none"/>
      <style:paragraph-properties fo:margin-left="3.099cm" fo:margin-right="0cm" fo:text-indent="0cm" style:auto-text-indent="false" style:page-number="auto" fo:background-color="transparent"/>
      <style:text-properties style:font-name="Arial" fo:font-size="14pt" officeooo:paragraph-rsid="0014cf3e"/>
    </style:style>
    <style:style style:name="P23" style:family="paragraph" style:parent-style-name="Standard" style:master-page-name="">
      <loext:graphic-properties draw:fill="none"/>
      <style:paragraph-properties fo:margin-left="2.401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paragraph-rsid="0017438e" style:font-size-asian="13pt" style:font-size-complex="13pt"/>
    </style:style>
    <style:style style:name="P24" style:family="paragraph" style:parent-style-name="Standard" style:master-page-name="">
      <loext:graphic-properties draw:fill="none"/>
      <style:paragraph-properties fo:margin-left="3.2cm" fo:margin-right="0cm" fo:text-indent="0cm" style:auto-text-indent="false" style:page-number="auto" fo:background-color="transparent"/>
      <style:text-properties style:font-name="FreeSans" fo:font-size="13pt" officeooo:rsid="001850db" officeooo:paragraph-rsid="001850db" style:font-size-asian="13pt" style:font-size-complex="13pt"/>
    </style:style>
    <style:style style:name="P25" style:family="paragraph" style:parent-style-name="Standard" style:master-page-name="">
      <loext:graphic-properties draw:fill="none"/>
      <style:paragraph-properties fo:margin-left="3.2cm" fo:margin-right="0cm" fo:text-indent="0cm" style:auto-text-indent="false" style:page-number="auto" fo:background-color="transparent"/>
      <style:text-properties style:font-name="FreeSans" fo:font-size="13pt" officeooo:paragraph-rsid="001a0190" style:font-size-asian="13pt" style:font-size-complex="13pt"/>
    </style:style>
    <style:style style:name="P26" style:family="paragraph" style:parent-style-name="Standard" style:master-page-name="">
      <loext:graphic-properties draw:fill="none"/>
      <style:paragraph-properties fo:margin-left="3.2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paragraph-rsid="001a0190" style:font-size-asian="13pt" style:font-size-complex="13pt"/>
    </style:style>
    <style:style style:name="P27" style:family="paragraph" style:parent-style-name="Standard" style:master-page-name="">
      <loext:graphic-properties draw:fill="none"/>
      <style:paragraph-properties fo:margin-left="2.101cm" fo:margin-right="0cm" fo:text-indent="0cm" style:auto-text-indent="false" style:page-number="auto" fo:background-color="transparent"/>
      <style:text-properties style:font-name="FreeSans" fo:font-size="13pt" officeooo:rsid="001850db" officeooo:paragraph-rsid="001850db" style:font-size-asian="13pt" style:font-size-complex="13pt"/>
    </style:style>
    <style:style style:name="P28" style:family="paragraph" style:parent-style-name="Standard" style:master-page-name="">
      <loext:graphic-properties draw:fill="none"/>
      <style:paragraph-properties fo:margin-left="2.101cm" fo:margin-right="0cm" fo:text-indent="0cm" style:auto-text-indent="false" style:page-number="auto" fo:background-color="transparent"/>
      <style:text-properties style:font-name="FreeSans" fo:font-size="13pt" officeooo:paragraph-rsid="001a0190" style:font-size-asian="13pt" style:font-size-complex="13pt"/>
    </style:style>
    <style:style style:name="P29" style:family="paragraph" style:parent-style-name="Standard" style:master-page-name="">
      <loext:graphic-properties draw:fill="none"/>
      <style:paragraph-properties fo:margin-left="1.799cm" fo:margin-right="0cm" fo:text-indent="0cm" style:auto-text-indent="false" style:page-number="auto" fo:background-color="transparent"/>
      <style:text-properties style:font-name="FreeSans" fo:font-size="13pt" officeooo:rsid="001850db" officeooo:paragraph-rsid="001850db" style:font-size-asian="13pt" style:font-size-complex="13pt"/>
    </style:style>
    <style:style style:name="P30" style:family="paragraph" style:parent-style-name="Standard">
      <style:text-properties fo:font-variant="normal" fo:text-transform="none" fo:color="#000000" style:font-name="FreeSans" fo:font-size="13pt" fo:letter-spacing="normal" fo:font-style="normal" fo:font-weight="normal" officeooo:paragraph-rsid="0014cf3e" style:font-size-asian="13pt" style:font-size-complex="13pt"/>
    </style:style>
    <style:style style:name="P31" style:family="paragraph" style:parent-style-name="Standard">
      <style:text-properties fo:font-variant="normal" fo:text-transform="none" fo:color="#000000" style:font-name="FreeSans" fo:font-size="13pt" fo:letter-spacing="normal" fo:font-style="normal" fo:font-weight="normal" officeooo:paragraph-rsid="0017438e" style:font-size-asian="13pt" style:font-size-complex="13pt"/>
    </style:style>
    <style:style style:name="P32" style:family="paragraph" style:parent-style-name="Standard">
      <style:text-properties fo:font-variant="normal" fo:text-transform="none" style:use-window-font-color="true" style:font-name="FreeSans" fo:font-size="13pt" fo:letter-spacing="normal" fo:font-style="normal" style:text-underline-style="none" fo:font-weight="normal" officeooo:paragraph-rsid="0015f82f" fo:background-color="transparent" style:font-size-asian="13pt" style:font-weight-asian="bold" style:font-size-complex="13pt" style:font-weight-complex="bold"/>
    </style:style>
    <style:style style:name="P33" style:family="paragraph" style:parent-style-name="Standard" style:master-page-name="">
      <loext:graphic-properties draw:fill="none"/>
      <style:paragraph-properties fo:margin-left="1.7cm" fo:margin-right="0cm" fo:text-indent="0cm" style:auto-text-indent="false" style:page-number="auto" fo:background-color="transparent">
        <style:tab-stops>
          <style:tab-stop style:position="0cm"/>
        </style:tab-stops>
      </style:paragraph-properties>
      <style:text-properties fo:font-variant="normal" fo:text-transform="none" fo:color="#000000" style:font-name="FreeSans" fo:font-size="13pt" fo:letter-spacing="normal" fo:font-style="normal" fo:font-weight="normal" officeooo:rsid="001a0190" officeooo:paragraph-rsid="001a0190" style:font-size-asian="13pt" style:font-size-complex="13pt"/>
    </style:style>
    <style:style style:name="P34" style:family="paragraph" style:parent-style-name="Standard" style:master-page-name="">
      <loext:graphic-properties draw:fill="none"/>
      <style:paragraph-properties fo:margin-left="2.401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rsid="001a0190" officeooo:paragraph-rsid="001a0190" style:font-size-asian="13pt" style:font-size-complex="13pt"/>
    </style:style>
    <style:style style:name="P35" style:family="paragraph" style:parent-style-name="Standard" style:master-page-name="">
      <loext:graphic-properties draw:fill="none"/>
      <style:paragraph-properties fo:margin-left="2.9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rsid="001a0190" officeooo:paragraph-rsid="001a0190" style:font-size-asian="13pt" style:font-size-complex="13pt"/>
    </style:style>
    <style:style style:name="P36" style:family="paragraph" style:parent-style-name="Standard" style:master-page-name="">
      <loext:graphic-properties draw:fill="none"/>
      <style:paragraph-properties fo:margin-left="2.701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paragraph-rsid="0017438e" style:font-size-asian="13pt" style:font-size-complex="13pt"/>
    </style:style>
    <style:style style:name="P37" style:family="paragraph" style:parent-style-name="Standard">
      <loext:graphic-properties draw:fill="none"/>
      <style:paragraph-properties fo:margin-left="2.701cm" fo:margin-right="0cm" fo:text-indent="0cm" style:auto-text-indent="false" fo:background-color="transparent"/>
      <style:text-properties fo:font-variant="normal" fo:text-transform="none" fo:color="#000000" style:font-name="FreeSans" fo:font-size="13pt" fo:letter-spacing="normal" fo:font-style="normal" fo:font-weight="normal" officeooo:paragraph-rsid="0017438e" style:font-size-asian="13pt" style:font-size-complex="13pt"/>
    </style:style>
    <style:style style:name="P38" style:family="paragraph" style:parent-style-name="Standard" style:master-page-name="">
      <loext:graphic-properties draw:fill="none"/>
      <style:paragraph-properties fo:margin-left="3.2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rsid="001850db" officeooo:paragraph-rsid="001a0190" style:font-size-asian="13pt" style:font-size-complex="13pt"/>
    </style:style>
    <style:style style:name="P39" style:family="paragraph" style:parent-style-name="Standard" style:master-page-name="">
      <loext:graphic-properties draw:fill="none"/>
      <style:paragraph-properties fo:margin-left="1.9cm" fo:margin-right="0cm" fo:text-indent="0cm" style:auto-text-indent="false" style:page-number="auto" fo:background-color="transparent"/>
      <style:text-properties fo:font-variant="normal" fo:text-transform="none" fo:color="#000000" style:font-name="FreeSans" fo:font-size="13pt" fo:letter-spacing="normal" fo:font-style="normal" fo:font-weight="normal" officeooo:rsid="001850db" officeooo:paragraph-rsid="001a0190" style:font-size-asian="13pt" style:font-size-complex="13pt"/>
    </style:style>
    <style:style style:name="T1" style:family="text">
      <style:text-properties officeooo:rsid="0014cf3e"/>
    </style:style>
    <style:style style:name="T2" style:family="text">
      <style:text-properties fo:font-weight="bold" style:font-weight-asian="bold" style:font-weight-complex="bold"/>
    </style:style>
    <style:style style:name="T3" style:family="text">
      <style:text-properties fo:font-weight="bold" officeooo:rsid="0014cf3e" style:font-weight-asian="bold" style:font-weight-complex="bold"/>
    </style:style>
    <style:style style:name="T4" style:family="text">
      <style:text-properties officeooo:rsid="0015f82f"/>
    </style:style>
    <style:style style:name="T5" style:family="text">
      <style:text-properties officeooo:rsid="0016ea9e"/>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01a0190"/>
    </style:style>
    <style:style style:name="T8" style:family="text">
      <style:text-properties fo:font-variant="normal" fo:text-transform="none" fo:color="#000000" fo:letter-spacing="normal" fo:font-style="normal" fo:font-weight="normal" officeooo:rsid="0016ea9e"/>
    </style:style>
    <style:style style:name="T9" style:family="text">
      <style:text-properties fo:font-variant="normal" fo:text-transform="none" fo:color="#000000" fo:letter-spacing="normal" fo:font-style="normal" style:text-underline-style="solid" style:text-underline-width="auto" style:text-underline-color="font-color" fo:font-weight="normal"/>
    </style:style>
    <style:style style:name="T10" style:family="text">
      <style:text-properties fo:font-variant="normal" fo:text-transform="none" fo:color="#000000" style:font-name="FreeSans" fo:font-size="13pt" fo:letter-spacing="normal" fo:font-style="normal" fo:font-weight="normal" style:font-size-asian="13pt" style:font-size-complex="13pt"/>
    </style:style>
    <style:style style:name="T11" style:family="text">
      <style:text-properties officeooo:rsid="0017438e"/>
    </style:style>
    <style:style style:name="T12" style:family="text">
      <style:text-properties officeooo:rsid="001a0190"/>
    </style:style>
    <style:style style:name="T13" style:family="text">
      <style:text-properties officeooo:rsid="001bb6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ELEMENTOS RSS 2.0</text:p>
      <text:p text:style-name="P6">Realizar un manual con la descripción y sintaxis de los elementos que figuran a continuación:</text:p>
      <text:p text:style-name="P6"/>
      <text:p text:style-name="P7">El elemento &lt;channel&gt;</text:p>
      <text:p text:style-name="P7"/>
      <text:p text:style-name="P9">elemento que contiene toda la informacion correspondiente al canal que publica los contenidos del feed.</text:p>
      <text:p text:style-name="P9"/>
      <text:p text:style-name="P10"/>
      <text:p text:style-name="P2"><text:span text:style-name="T3">E</text:span><text:span text:style-name="T2">lementos obligatorios del elemento &lt;channel&gt;</text:span> </text:p>
      <text:p text:style-name="P2"/>
      <text:p text:style-name="P2">• &lt;description&gt; <text:span text:style-name="T5">contiene la descripcion del canal</text:span></text:p>
      <text:p text:style-name="P24">&lt;description&gt;Aqui la descripcion del canal&lt;/description&gt;</text:p>
      <text:p text:style-name="P2"/>
      <text:p text:style-name="P3"><text:s/>• &lt;link&gt; <text:span text:style-name="T5">contiene el hipervinculo a la web del canal</text:span></text:p>
      <text:p text:style-name="P27">&lt;link&gt; http://webdelcanal.com&lt;/link&gt;</text:p>
      <text:p text:style-name="P3"/>
      <text:p text:style-name="P3">• &lt;title&gt; <text:span text:style-name="T5">contiene el titulo del canal</text:span></text:p>
      <text:p text:style-name="P29">&lt;title&gt;Titulo del canal&lt;/title&gt;</text:p>
      <text:p text:style-name="P3"/>
      <text:p text:style-name="P2"/>
      <text:p text:style-name="P10"><text:span text:style-name="T1">E</text:span>lementos opcionales del elemento &lt;channel&gt; </text:p>
      <text:p text:style-name="P4">• &lt;category&gt; <text:span text:style-name="T6">una o más categorías a las que pertenece el canal.</text:span></text:p>
      <text:p text:style-name="P16">&lt;category&gt;<text:span text:style-name="T11">Ciencia</text:span>&lt;/category&gt;</text:p>
      <text:p text:style-name="P30"/>
      <text:p text:style-name="P2"/>
      <text:p text:style-name="P2"><text:s/>• &lt;cloud&gt; <text:s/><text:span text:style-name="T6">Permite que los procesos se registren en una nube para recibir notificaciones de las actualizaciones del canal</text:span></text:p>
      <text:p text:style-name="P30"/>
      <text:p text:style-name="P13">&lt;cloud domain="radio.xmlstoragesystem.com" port="80" path="/RPC2" registerProcedure="xmlStorageSystem.rssPleaseNotify" protocol="xml-rpc" /&gt;</text:p>
      <text:p text:style-name="P2"/>
      <text:p text:style-name="P2">• &lt;copyright&gt; <text:span text:style-name="T6">Aviso de derechos de autor para el contenido en el canal.</text:span></text:p>
      <text:p text:style-name="P14"><text:span text:style-name="T7">&lt;copyright&gt;</text:span><text:span text:style-name="T6">Copyright 2002, Spartanburg Herald-Journal</text:span><text:span text:style-name="T7">&lt;/copyright&gt;</text:span></text:p>
      <text:p text:style-name="P2"/>
      <text:p text:style-name="P2"><text:s/>• &lt;docs&gt; <text:span text:style-name="T6">Una URL que apunta a la documentación para el formato utilizado en el archivo RSS.</text:span></text:p>
      <text:p text:style-name="P28"><text:span text:style-name="T7">&lt;docs&gt;</text:span><text:span text:style-name="T6">http://backend.userland.com/rss</text:span><text:span text:style-name="T7">&lt;/docs&gt;</text:span></text:p>
      <text:p text:style-name="P2"/>
      <text:p text:style-name="P2"><text:s/>• &lt;generator&gt; <text:span text:style-name="T6">Una cadena que indica el programa utilizado para generar el canal.</text:span></text:p>
      <text:p text:style-name="P19"><text:span text:style-name="T7">&lt;generator&gt;</text:span><text:span text:style-name="T6">Sistema de contenido MightyInHouse v2.3</text:span><text:span text:style-name="T7">&lt;/generator&gt;</text:span></text:p>
      <text:p text:style-name="P2"/>
      <text:p text:style-name="P11"><text:s/>• &lt;image&gt; <text:s/><text:span text:style-name="T6">Especifica una imagen GIF, JPEG o PNG que se puede mostrar con el canal.contiene tres subelementos requeridos y tres opcionales.</text:span></text:p>
      <text:p text:style-name="P12"><text:span text:style-name="T6"><text:line-break/>&lt;url&gt; es la URL de una imagen GIF, JPEG o PNG que representa el canal.<text:line-break/><text:line-break/></text:span><text:soft-page-break/><text:span text:style-name="T6">&lt;title&gt; describe la imagen, se usa en el atributo ALT de la etiqueta &lt;img&gt; HTML cuando el canal se representa en HTML.<text:line-break/><text:line-break/>&lt;link&gt; es la URL del sitio, cuando se representa el canal, la imagen es un enlace al sitio.</text:span></text:p>
      <text:p text:style-name="P2"/>
      <text:p text:style-name="P2">• &lt;language&gt; <text:span text:style-name="T6">El idioma en el que está escrito el canal. Esto permite a los agregadores agrupar todos los sitios en </text:span><text:span text:style-name="T8">un mismo </text:span><text:span text:style-name="T6">idioma.</text:span></text:p>
      <text:p text:style-name="P33">&lt; language&gt; en-US&lt;/ language&gt;</text:p>
      <text:p text:style-name="P30"/>
      <text:p text:style-name="P4">• &lt;lastBuildDate&gt; <text:span text:style-name="T6">La última vez que el contenido del canal cambió.</text:span></text:p>
      <text:p text:style-name="P14"><text:span text:style-name="T7">&lt;lastBuildDate&gt;</text:span><text:span text:style-name="T6">Sáb, 07 Sep 2002 0:00:01 GMT</text:span><text:span text:style-name="T7">&lt;/ lastBuildDate&gt;</text:span></text:p>
      <text:p text:style-name="P2"/>
      <text:p text:style-name="P4"><text:s/>• &lt;managingEditor&gt; <text:span text:style-name="T6">Dirección de correo electrónico de la persona responsable del contenido editorial.</text:span></text:p>
      <text:p text:style-name="P16">&lt;managingEditor&gt;<text:span text:style-name="T12">editor</text:span>@<text:span text:style-name="T11">gmail</text:span>.<text:span text:style-name="T11">com</text:span> (<text:span text:style-name="T11">Nombre editor</text:span>)&lt;/managingEditor&gt;</text:p>
      <text:p text:style-name="P2"/>
      <text:p text:style-name="P4">• &lt;pubDate&gt; <text:span text:style-name="T6">La fecha de publicación del contenido en el canal. </text:span></text:p>
      <text:p text:style-name="P17"><text:span text:style-name="T7">&lt;pubDate&gt;</text:span><text:span text:style-name="T6">Sáb, 07 Sep 2002 0:00:01 GMT</text:span><text:span text:style-name="T7">&lt;/ pubDate&gt;</text:span></text:p>
      <text:p text:style-name="P2"/>
      <text:p text:style-name="P2"><text:s/>• &lt;skipDays&gt;<text:span text:style-name="T6">Una sugerencia para los agregadores diciéndoles qué horas pueden omitir.</text:span></text:p>
      <text:p text:style-name="P34">&lt; skipDays&gt;<text:span text:style-name="T13">&lt;day&gt;Monday&lt;/day&gt;</text:span>&lt;/skipDays&gt;</text:p>
      <text:p text:style-name="P2"/>
      <text:p text:style-name="P2"><text:s/>• &lt;skipHours&gt; <text:span text:style-name="T6">Una sugerencia para los agregadores que les dicen qué días pueden saltarse.</text:span></text:p>
      <text:p text:style-name="P35">&lt; skipHours&gt; <text:span text:style-name="T13">&lt;hour&gt;</text:span>20<text:span text:style-name="T13">&lt;/hour</text:span>&gt; &lt;/skipHours&gt;</text:p>
      <text:p text:style-name="P2"/>
      <text:p text:style-name="P2">• &lt;ttl&gt; <text:span text:style-name="T6">significa tiempo para </text:span><text:span text:style-name="T9">vivir.Es</text:span><text:span text:style-name="T6"> un número de minutos que indica cuánto tiempo se puede almacenar en caché un canal antes de actualizar desde la fuente.</text:span></text:p>
      <text:p text:style-name="P15">&lt;ttl&gt; 60 &lt;/ttl&gt;</text:p>
      <text:p text:style-name="P2"/>
      <text:p text:style-name="P5"><text:s/>• &lt;textlnput&gt; <text:span text:style-name="T6">specifica un cuadro de entrada de texto que se puede mostrar con el canal. contiene cuatro subelementos requeridos.</text:span></text:p>
      <text:p text:style-name="P36"><text:line-break/>&lt;title&gt; - La etiqueta del botón Enviar en el área de entrada de texto.<text:line-break/><text:line-break/>&lt;descripción&gt; - Explica el área de entrada de texto.<text:line-break/><text:line-break/>&lt;nombre&gt;: el nombre del objeto de texto en el área de entrada de texto.<text:line-break/><text:line-break/>&lt;link&gt;: la URL de la secuencia de comandos CGI que procesa las solicitudes de entrada de texto.</text:p>
      <text:p text:style-name="P37"/>
      <text:p text:style-name="P4"><text:s/>• &lt;webMaster&gt; <text:span text:style-name="T6">Dirección de correo electrónico de la persona responsable de los problemas técnicos relacionados con el canal.</text:span></text:p>
      <text:p text:style-name="P26">&lt;webmaster&gt;<text:span text:style-name="T11">correo</text:span>@<text:span text:style-name="T11">gmail</text:span>.<text:span text:style-name="T11">com</text:span> (<text:span text:style-name="T11">Nombre webmaster</text:span>)&lt;/webmaster&gt;</text:p>
      <text:p text:style-name="P2"/>
      <text:p text:style-name="P8">El elemento &lt;<text:span text:style-name="T4">item</text:span>&gt;</text:p>
      <text:p text:style-name="P32"><text:soft-page-break/>Un canal puede contener cualquier número de items. Un artículo puede representar una "historia", como una historia en un periódico o revista</text:p>
      <text:p text:style-name="P8"/>
      <text:p text:style-name="P2"><text:s/><text:span text:style-name="T3">E</text:span><text:span text:style-name="T2">lementos obligatorios del elemento </text:span>&lt;item&gt; </text:p>
      <text:p text:style-name="P2">• &lt;description&gt; <text:span text:style-name="T6">La sinopsis del artículo.</text:span></text:p>
      <text:p text:style-name="P38">&lt;description&gt;Aqui la descripcion del canal&lt;/description&gt;</text:p>
      <text:p text:style-name="P4"><text:s/>• &lt;link&gt; <text:span text:style-name="T6">La URL del elemento.</text:span></text:p>
      <text:p text:style-name="P39">&lt;link&gt; http://webdelcanal.com&lt;/link&gt;</text:p>
      <text:p text:style-name="P4">• &lt;title&gt; <text:span text:style-name="T6">El título del artículo.</text:span></text:p>
      <text:p text:style-name="P39">&lt;title&gt;Titulo del canal&lt;/title&gt;</text:p>
      <text:p text:style-name="P25"/>
      <text:p text:style-name="P2"/>
      <text:p text:style-name="P2"><text:s/><text:span text:style-name="T3">E</text:span><text:span text:style-name="T2">lementos <text:s/></text:span><text:span text:style-name="T3">optativos</text:span><text:span text:style-name="T2"> del elemento </text:span>&lt;item&gt; </text:p>
      <text:p text:style-name="P2">• &lt;author&gt; <text:span text:style-name="T6">Dirección de correo electrónico del autor del artículo.</text:span></text:p>
      <text:p text:style-name="P23">&lt;author&gt;<text:span text:style-name="T11">correo</text:span>@<text:span text:style-name="T11">gmail</text:span>.<text:span text:style-name="T11">com</text:span> (<text:span text:style-name="T11">Nombre Autor</text:span>)&lt;/author&gt;</text:p>
      <text:p text:style-name="P30"/>
      <text:p text:style-name="P5">• &lt;category&gt; <text:span text:style-name="T6">una o más categorías a las que pertenece el artículo.</text:span></text:p>
      <text:p text:style-name="P20">&lt;category&gt;<text:span text:style-name="T11">Ciencia</text:span>&lt;/category&gt;</text:p>
      <text:p text:style-name="P31"/>
      <text:p text:style-name="P2">• &lt;comments&gt;<text:span text:style-name="T6">URL de una página para comentarios relacionados con el artículo.</text:span></text:p>
      <text:p text:style-name="P22"><text:span text:style-name="Source_20_Text"><text:span text:style-name="T10">&lt;comments&gt;http://rateyourmusic.com/yaccs/commentsn/blogId=705245&amp;itemId=271&lt;/comments&gt;</text:span></text:span></text:p>
      <text:p text:style-name="P30"/>
      <text:p text:style-name="P2">• &lt;enclosure&gt; <text:span text:style-name="T6">un objeto multimedia que se adjunta al elemento</text:span></text:p>
      <text:p text:style-name="P18">&lt;enclosure url="http://www.scripting.com/mp3s/weatherReportSuite.mp3" length="12216320" type="audio/mpeg" /&gt;</text:p>
      <text:p text:style-name="P30"/>
      <text:p text:style-name="P2">• &lt;guid&gt;<text:span text:style-name="T6">Una cadena que identifica de forma única el elemento. No hay reglas para la sintaxis de un guid. Los agregadores deben verlos como una cadena. Depende de la fuente de la fuente para establecer la singularidad de la cadena.</text:span></text:p>
      <text:p text:style-name="P15">&lt;guid&gt;http://some.server.com/weblogItem3207&lt;/guid&gt;</text:p>
      <text:p text:style-name="P30"/>
      <text:p text:style-name="P2">•&lt;pubDate&gt; <text:span text:style-name="T6">Indica cuando el artículo fue publicado,</text:span></text:p>
      <text:p text:style-name="P21">&lt;pubDate&gt;Sun, <text:span text:style-name="T11">2</text:span>9 May 20<text:span text:style-name="T11">1</text:span>2 1<text:span text:style-name="T11">6</text:span>:<text:span text:style-name="T11">4</text:span>1:<text:span text:style-name="T11">5</text:span>6 GMT&lt;/pubDate&gt;</text:p>
      <text:p text:style-name="P30"/>
      <text:p text:style-name="P2"><text:span text:style-name="T1">•&lt;</text:span>source&gt; <text:span text:style-name="T6">El canal RSS del que proviene el artículo.</text:span></text:p>
      <text:p text:style-name="P13">&lt;source url="http://static.userland.com/tomalak/links2.xml"&gt;Tomalak's Realm&lt;/sourc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ucida Sans1" svg:font-family="'Lucida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4:51:47.911000000</meta:creation-date>
    <dc:date>2019-02-14T11:49:39.440104717</dc:date>
    <meta:editing-duration>PT13M</meta:editing-duration>
    <meta:editing-cycles>3</meta:editing-cycles>
    <meta:generator>LibreOffice/6.0.3.2$Linux_X86_64 LibreOffice_project/00m0$Build-2</meta:generator>
    <meta:document-statistic meta:table-count="0" meta:image-count="0" meta:object-count="0" meta:page-count="3" meta:paragraph-count="66" meta:word-count="667" meta:character-count="4904" meta:non-whitespace-character-count="4275"/>
  </office:meta>
</office:document-meta>
</file>